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655cm" fo:min-width="3.94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337cm" fo:min-width="4.5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3.878cm" fo:min-width="5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45cm" svg:height="1.905cm" svg:x="14.335cm" svg:y="20.367cm">
          <text:p text:style-name="P1">Flask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1.905cm" svg:x="8.62cm" svg:y="20.367cm">
          <text:p text:style-name="P1">Python C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08cm" svg:height="1.587cm" svg:x="1.635cm" svg:y="15.605cm">
          <text:p text:style-name="P1">HTML Fil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587cm" svg:x="1.635cm" svg:y="12.747cm">
          <text:p text:style-name="P1">CSS File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8cm" svg:height="1.587cm" svg:x="1.635cm" svg:y="9.89cm">
          <text:p text:style-name="P1">JavaScript Fil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715cm" svg:y1="13.54cm" svg:x2="8.62cm" svg:y2="21.319cm" draw:start-shape="id1" draw:end-shape="id2" svg:d="M6715 13540h952v7779h953" svg:viewBox="0 0 1906 7780">
          <text:p/>
        </draw:connector>
        <draw:connector draw:style-name="gr3" draw:text-style-name="P1" draw:layer="layout" svg:x1="6.715cm" svg:y1="10.683cm" svg:x2="8.62cm" svg:y2="21.319cm" draw:start-shape="id3" draw:end-shape="id2" svg:d="M6715 10683h952v10636h953" svg:viewBox="0 0 1906 10637">
          <text:p/>
        </draw:connector>
        <draw:connector draw:style-name="gr3" draw:text-style-name="P1" draw:layer="layout" svg:x1="6.715cm" svg:y1="16.398cm" svg:x2="8.62cm" svg:y2="21.319cm" draw:start-shape="id4" draw:start-glue-point="1" draw:end-shape="id2" svg:d="M6715 16398h952v4921h953" svg:viewBox="0 0 1906 4922">
          <text:p/>
        </draw:connector>
        <draw:connector draw:style-name="gr3" draw:text-style-name="P1" draw:layer="layout" svg:x1="14.335cm" svg:y1="21.319cm" svg:x2="13.065cm" svg:y2="21.319cm" draw:start-shape="id5" draw:start-glue-point="3" draw:end-shape="id2" draw:end-glue-point="1" svg:d="M14335 21319h-1270" svg:viewBox="0 0 1271 1">
          <text:p/>
        </draw:connector>
        <draw:custom-shape draw:style-name="gr4" draw:text-style-name="P2" xml:id="id6" draw:id="id6" draw:layer="layout" svg:width="6.35cm" svg:height="4.128cm" svg:x="13.382cm" svg:y="11.477cm">
          <text:p text:style-name="P1">Web Brow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557cm" svg:y1="20.367cm" svg:x2="16.557cm" svg:y2="15.605cm" draw:start-shape="id5" draw:end-shape="id6" svg:d="M16557 20367v-4762" svg:viewBox="0 0 1 476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0T06:54:34.614000000</meta:creation-date>
    <dc:date>2023-05-30T06:58:45.847000000</dc:date>
    <meta:editing-duration>PT4M11S</meta:editing-duration>
    <meta:editing-cycles>1</meta:editing-cycles>
    <meta:document-statistic meta:object-count="11"/>
    <meta:generator>LibreOffice/7.1.2.2$Windows_X86_64 LibreOffice_project/8a45595d069ef5570103caea1b71cc9d82b2aae4</meta:generator>
  </office:meta>
</office:document-meta>
</file>